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9000002293FD6558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ffffff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19.6cm" svg:height="11.567cm" svg:x="0cm" svg:y="0cm" svg:viewBox="0 0 19601 11568" draw:points="0,0 19601,0 19601,11568 0,11568">
          <text:p/>
        </draw:polygon>
        <draw:frame draw:style-name="gr2" draw:layer="layout" svg:width="19.589cm" svg:height="11.56cm" svg:x="0cm" svg:y="-0.008cm">
          <draw:image xlink:href="Pictures/10000000000003A9000002293FD65586.jpg" xlink:type="simple" xlink:show="embed" xlink:actuate="onLoad">
            <text:p/>
          </draw:image>
        </draw:frame>
        <draw:polygon draw:style-name="gr3" draw:layer="layout" svg:width="6.273cm" svg:height="8.83cm" svg:x="13.327cm" svg:y="2.741cm" svg:viewBox="0 0 6274 8831" draw:points="3138,8831 0,8831 0,0 6274,0 6274,883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614cm" fo:page-height="11.5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4T17:53:19.158592949</dc:date>
    <meta:document-statistic meta:object-count="3"/>
    <meta:generator>LibreOffice/4.2.8.2$Linux_X86_64 LibreOffice_project/420m0$Build-2</meta:generator>
  </office:meta>
</office:document-meta>
</file>